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ListParagraph" style:list-style-name="LFO3" style:family="paragraph"/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>
        <style:tab-stops>
          <style:tab-stop style:type="left" style:position="4.043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4.043in"/>
        </style:tab-stops>
      </style:paragraph-properties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paragraph-properties>
        <style:tab-stops>
          <style:tab-stop style:type="left" style:position="4.043in"/>
        </style:tab-stops>
      </style:paragraph-properties>
    </style:style>
    <style:style style:name="TableColumn19" style:family="table-column">
      <style:table-column-properties style:column-width="0.2652in"/>
    </style:style>
    <style:style style:name="TableColumn20" style:family="table-column">
      <style:table-column-properties style:column-width="0.2652in"/>
    </style:style>
    <style:style style:name="TableColumn21" style:family="table-column">
      <style:table-column-properties style:column-width="0.2652in"/>
    </style:style>
    <style:style style:name="TableColumn22" style:family="table-column">
      <style:table-column-properties style:column-width="0.2652in"/>
    </style:style>
    <style:style style:name="TableColumn23" style:family="table-column">
      <style:table-column-properties style:column-width="0.2652in"/>
    </style:style>
    <style:style style:name="Table18" style:family="table">
      <style:table-properties style:width="1.3263in" fo:margin-left="0in" table:align="left"/>
    </style:style>
    <style:style style:name="TableRow24" style:family="table-row">
      <style:table-row-properties style:min-row-height="0.3138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Row35" style:family="table-row">
      <style:table-row-properties style:min-row-height="0.3034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Row46" style:family="table-row">
      <style:table-row-properties style:min-row-height="0.3138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Row57" style:family="table-row">
      <style:table-row-properties style:min-row-height="0.3034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Row68" style:family="table-row">
      <style:table-row-properties style:min-row-height="0.3138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Row79" style:family="table-row">
      <style:table-row-properties style:min-row-height="0.3034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4.043in"/>
        </style:tab-stops>
      </style:paragraph-properties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T97" style:parent-style-name="DefaultParagraphFont" style:family="text">
      <style:text-properties fo:text-shadow="0.0145in 0.0145in 0.0416in #000000" fo:color="#000000"/>
    </style:style>
    <style:style style:name="T98" style:parent-style-name="DefaultParagraphFont" style:family="text">
      <style:text-properties fo:text-shadow="0.0145in 0.0145in 0.0416in #000000" fo:color="#000000"/>
    </style:style>
    <style:style style:name="P99" style:parent-style-name="Normal" style:family="paragraph">
      <style:paragraph-properties fo:break-before="page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draw:fill="solid" draw:fill-color="#e7e6e6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Frederiks Wordle Kravspecifikation:</text:p>
      <text:p text:style-name="Normal"/>
      <text:p text:style-name="P2">Tekniske krav:</text:p>
      <text:p text:style-name="Normal">1. Appen skal vælge en tilfældig løsning fra Data’en (Format ukendt. Tænker evt. CSV fil). Løsningen opstilles som enten en string eller char[] (eller begge dele)<text:s/></text:p>
      <text:list text:style-name="LFO3" text:continue-numbering="true">
        <text:list-item>
          <text:list>
            <text:list-item>
              <text:p text:style-name="P3">(optional) Appen skal huske alle tidligere løsninger i denne session<text:span text:style-name="FootnoteReference"><text:note text:note-class="footnote" text:id="_ftn0"><text:note-citation>1</text:note-citation><text:note-body><text:p text:style-name="FootnoteText"><text:s/>Med session menes der fra appen startes til den lukkes.<text:s/></text:p></text:note-body></text:note></text:span><text:s/>for at hver spilgang kan være unik</text:p>
            </text:list-item>
          </text:list>
        </text:list-item>
      </text:list>
      <text:p text:style-name="Normal">2. Appen skal kunne holde et char[] der udgør det korrekte svar, samt et char[] der udgør brugerens gæt, samt et enum?[] til angivelse af farver.</text:p>
      <text:p text:style-name="Normal">3.<text:s/>Appen skal acceptere skriftligt input og verificere at<text:s/>inputtet<text:s/>er<text:s/>et<text:s/>engelsk<text:s/>ord på 5 bogstaver uden tal eller specialkarakterer. Gættet indsendes ved tryk på en knap på GUI</text:p>
      <text:p text:style-name="Normal">4. Appen skal fremvise alle brugerens gæt i en 6x5 tabel med cellerne farvelagt ud fra spillets regler</text:p>
      <text:p text:style-name="Normal">5. Appen skal have et<text:s/>victory/failure state der kan<text:s/>nulstille spillet (men optionally huske det under hele sessionens varrighed).<text:s/>Start af ny spilgang<text:s/>sker ved tryk på en knap på GUI.</text:p>
      <text:p text:style-name="Normal"/>
      <text:p text:style-name="P4">Hurtig beskrivelse af processen ved indsendelse af gæt:</text:p>
      <text:p text:style-name="Normal"><text:s/>Først checkes<text:s/>om gættet matcher løsningen 100% (ja= hele arrayet grønt, informer bruger om sejr).<text:s/>Dette kan</text:p>
      <text:p text:style-name="Normal">Dette<text:s/>Gættet nedbrydes herefter<text:s/>skal nedbrydes fra string til char[]</text:p>
      <text:p text:style-name="Normal">Hvert bogstav fra et teknisk godkendt gæt<text:s/>skal evalueres i forhold til løsningsordet der ligeledes er et Char[]</text:p>
      <text:p text:style-name="Normal"/>
      <text:p text:style-name="Normal">For hver char<text:s/>(x)<text:s/>skal evalueres:</text:p>
      <text:list text:style-name="LFO1" text:continue-numbering="true">
        <text:list-item>
          <text:p text:style-name="P5">om<text:s/>x<text:s/>findes i løsningens Char[] (ja= gul, nej= grå)</text:p>
        </text:list-item>
        <text:list-item>
          <text:p text:style-name="P6">Hvis gul, om gættets placering af Char<text:s/>i char[]<text:s/>matcher placeringen af char i løsnings char[]<text:s/>(ja=grøn)</text:p>
        </text:list-item>
      </text:list>
      <text:p text:style-name="Normal"/>
      <text:p text:style-name="Normal">Når evaluering af gættet et komplet<text:s/>opdateres tabellen med gættet i de korrekte farver<text:s/>vha værdier fra enum[].<text:s/></text:p>
      <text:p text:style-name="Normal"/>
      <text:p text:style-name="Normal">Når ordet er gættet eller de 6 gæt er brugt uden held, informeres brugeren om sejr/nederlag og en knap til start af ny spilgang dukker frem<text:s/>eller kan klikkes på.</text:p>
      <text:p text:style-name="Normal"/>
      <text:p text:style-name="Normal"><text:span text:style-name="T7">Foreslået<text:s/></text:span><text:span text:style-name="T8">Løsningsformat:</text:span><text:span text:style-name="T9"><text:s/></text:span></text:p>
      <text:p text:style-name="Normal">.NET CORE<text:s/>MVC<text:s/>webapp med @Razor<text:s/>HTML<text:s/>front end</text:p>
      <text:p text:style-name="Normal"/>
      <text:p text:style-name="Normal"><text:span text:style-name="T10">Front end:</text:span><text:s/>HTML med RAZOR:<text:s/>6x5 table<text:s/>med farver<text:s/>til fremvisning af løsningsforslag. + 1 tekst input felt.<text:s/>Spilleregler stående fast på siden. (Se mockup<text:s/>på næste side)</text:p>
      <text:p text:style-name="P11"/>
      <text:p text:style-name="P12"><text:span text:style-name="T13">Back<text:s/></text:span><text:span text:style-name="T14">end:</text:span><text:span text:style-name="T15"><text:s/></text:span>En Controller<text:s/>og en Gæt-Processor C# klasser modellaget<text:s/>med en gruppe<text:s/>hjælpeklasser til at løse de enkelte logiske opgaver under evalueringen af gættet, ud fra SOLID princippet.<text:tab/></text:p>
      <text:p text:style-name="P16"/>
      <text:soft-page-break/>
      <text:p text:style-name="P17">Mockup: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G</text:p>
          </table:table-cell>
          <table:table-cell table:style-name="TableCell27">
            <text:p text:style-name="P28">U</text:p>
          </table:table-cell>
          <table:table-cell table:style-name="TableCell29">
            <text:p text:style-name="P30">E<text:s/></text:p>
          </table:table-cell>
          <table:table-cell table:style-name="TableCell31">
            <text:p text:style-name="P32">S</text:p>
          </table:table-cell>
          <table:table-cell table:style-name="TableCell33">
            <text:p text:style-name="P34">S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Normal"><draw:frame draw:z-index="251665408" draw:id="id0" draw:style-name="a0" draw:name="Text Box 2" text:anchor-type="paragraph" svg:x="4.75136in" svg:y="2.78128in" svg:width="1.12639in" svg:height="0.65625in" style:rel-width="scale" style:rel-height="scale"><draw:text-box><text:p text:style-name="Normal"><text:s/>Click here to</text:p><text:p text:style-name="Normal">Submit guess</text:p></draw:text-box><svg:title/><svg:desc/></draw:frame><draw:frame draw:z-index="251663360" draw:id="id1" draw:style-name="a1" draw:name="Text Box 2" text:anchor-type="paragraph" svg:x="0in" svg:y="0.9362in" svg:width="2.13472in" svg:height="2.82778in" style:rel-width="scale" style:rel-height="scale"><draw:text-box><text:p text:style-name="P90">Game rules and instruction here:</text:p><text:p text:style-name="P91">Type 5 letter word, no numbers, no special chars</text:p><text:p text:style-name="P92">6 guesses</text:p><text:p text:style-name="P93">Green field= right letter right place</text:p><text:p text:style-name="P94">Yellow field= right letter wrong place</text:p><text:p text:style-name="P95">Grey= Wrong letter wrong Place.</text:p><text:p text:style-name="P96"/></draw:text-box><svg:title/><svg:desc/></draw:frame><draw:frame draw:z-index="251661312" draw:id="id2" draw:style-name="a2" draw:name="Text Box 4" text:anchor-type="paragraph" svg:x="2.13888in" svg:y="3.03178in" svg:width="2.24514in" svg:height="0.36806in" style:rel-width="scale" style:rel-height="scale"><draw:text-box><text:p text:style-name="Normal">*Input 5 letter word here*</text:p></draw:text-box><svg:title/><svg:desc/></draw:frame><draw:custom-shape svg:x="-0.20487in" svg:y="0.23994in" svg:width="7.19583in" svg:height="3.77292in" draw:z-index="251659264" draw:id="id3" draw:style-name="a3" draw:name="Rectangle 1" text:anchor-type="paragraph"><svg:title/><svg:desc/><draw:enhanced-geometry draw:type="non-primitive" svg:viewBox="0 0 21600 21600" draw:enhanced-path="M 0 0 L 21600 0 21600 21600 0 21600 Z N"/></draw:custom-shape><draw:frame draw:z-index="251660288" draw:id="id4" draw:style-name="a4" draw:name="Text Box 3" text:anchor-type="paragraph" svg:x="2.69103in" svg:y="0.30786in" svg:width="0.74792in" svg:height="0.28194in" style:rel-width="scale" style:rel-height="scale"><draw:text-box><text:p text:style-name="Normal"><text:span text:style-name="T97">Wordle</text:span><text:span text:style-name="T98"><text:s/>mocu</text:span></text:p></draw:text-box><svg:title/><svg:desc/></draw:frame></text:p>
      <text:p text:style-name="P99"/>
      <text:p text:style-name="Normal"/>
      <text:p text:style-name="Normal"/>
      <text:p text:style-name="Normal"/>
      <text:p text:style-name="Normal"/>
      <text:p text:style-name="Normal">Backend:<text:s/></text:p>
      <text:p text:style-name="Normal">Char Array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Calibri"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ederik Sthen Hansen</meta:initial-creator>
    <dc:creator>Frederik Sthen Hansen</dc:creator>
    <meta:creation-date>2022-09-27T09:14:00Z</meta:creation-date>
    <dc:date>2022-09-27T09:31:00Z</dc:date>
    <meta:template xlink:href="Normal" xlink:type="simple"/>
    <meta:editing-cycles>29</meta:editing-cycles>
    <meta:editing-duration>PT1440S</meta:editing-duration>
    <meta:document-statistic meta:page-count="4" meta:paragraph-count="4" meta:word-count="319" meta:character-count="2263" meta:row-count="16" meta:non-whitespace-character-count="1948"/>
  </office:meta>
</office:document-meta>
</file>